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fo:font-size="10.5pt" officeooo:paragraph-rsid="00070495" style:font-size-asian="10.5pt" style:font-size-complex="10.5pt"/>
    </style:style>
    <style:style style:name="P2" style:family="paragraph" style:parent-style-name="Standard" style:list-style-name="L3">
      <style:paragraph-properties fo:text-align="justify" style:justify-single-word="false"/>
      <style:text-properties fo:font-size="10.5pt" officeooo:paragraph-rsid="0235c552" style:font-size-asian="10.5pt" style:font-size-complex="10.5pt"/>
    </style:style>
    <style:style style:name="P3" style:family="paragraph" style:parent-style-name="Standard" style:list-style-name="L3">
      <style:paragraph-properties fo:text-align="justify" style:justify-single-word="false"/>
      <style:text-properties fo:font-size="10.5pt" officeooo:paragraph-rsid="0267de9b" style:font-size-asian="10.5pt" style:font-size-complex="10.5pt"/>
    </style:style>
    <style:style style:name="P4" style:family="paragraph" style:parent-style-name="Standard" style:list-style-name="L3">
      <style:paragraph-properties fo:text-align="justify" style:justify-single-word="false"/>
      <style:text-properties fo:font-size="10.5pt" officeooo:rsid="0108ed57" officeooo:paragraph-rsid="02672d91" style:font-size-asian="10.5pt" style:font-size-complex="10.5pt"/>
    </style:style>
    <style:style style:name="P5" style:family="paragraph" style:parent-style-name="Standard" style:list-style-name="L3">
      <style:paragraph-properties fo:text-align="justify" style:justify-single-word="false"/>
      <style:text-properties fo:font-size="10.5pt" fo:font-weight="normal" officeooo:rsid="02718fcb" officeooo:paragraph-rsid="0284ab72" style:font-size-asian="10.5pt" style:font-weight-asian="normal" style:font-size-complex="10.5pt" style:font-weight-complex="normal"/>
    </style:style>
    <style:style style:name="P6" style:family="paragraph" style:parent-style-name="Standard" style:list-style-name="L3">
      <style:paragraph-properties fo:text-align="justify" style:justify-single-word="false"/>
      <style:text-properties fo:font-size="10.5pt" fo:font-weight="normal" officeooo:rsid="02718fcb" officeooo:paragraph-rsid="02f8f48c" style:font-size-asian="10.5pt" style:font-weight-asian="normal" style:font-size-complex="10.5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Nimbus Sans L" fo:font-size="10.5pt" fo:language="en" fo:country="GB" fo:font-weight="normal" officeooo:rsid="0008e02a" officeooo:paragraph-rsid="001393ac" style:font-size-asian="10.5pt" style:font-weight-asian="normal" style:font-size-complex="10.5pt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Nimbus Sans L" fo:font-size="10.5pt" fo:language="en" fo:country="GB" fo:font-weight="normal" officeooo:rsid="00c0a045" officeooo:paragraph-rsid="00c0a045" style:font-size-asian="10.5pt" style:font-weight-asian="normal" style:font-size-complex="10.5pt" style:font-weight-complex="normal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Nimbus Sans L" fo:font-size="10.5pt" fo:language="en" fo:country="GB" fo:font-weight="normal" officeooo:rsid="001c0b9c" officeooo:paragraph-rsid="01e3fcca" style:font-size-asian="10.5pt" style:font-weight-asian="normal" style:font-size-complex="10.5pt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Nimbus Sans L" fo:font-size="10.5pt" fo:language="en" fo:country="GB" fo:font-weight="normal" officeooo:rsid="0027a1a0" officeooo:paragraph-rsid="0027a1a0" style:font-size-asian="10.5pt" style:font-weight-asian="normal" style:font-size-complex="10.5pt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Nimbus Sans L" fo:font-size="10.5pt" fo:language="en" fo:country="GB" fo:font-weight="normal" officeooo:rsid="0027a1a0" officeooo:paragraph-rsid="0028615f" style:font-size-asian="10.5pt" style:font-weight-asian="normal" style:font-size-complex="10.5pt" style:font-weight-complex="normal"/>
    </style:style>
    <style:style style:name="P12" style:family="paragraph" style:parent-style-name="Standard" style:list-style-name="L2">
      <style:paragraph-properties fo:text-align="justify" style:justify-single-word="false"/>
      <style:text-properties style:font-name="Nimbus Sans L" fo:font-size="10.5pt" fo:language="en" fo:country="GB" fo:font-weight="normal" officeooo:rsid="0028615f" officeooo:paragraph-rsid="01e168b9" style:font-size-asian="10.5pt" style:font-weight-asian="normal" style:font-size-complex="10.5pt" style:font-weight-complex="normal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Nimbus Sans L" fo:font-size="10.5pt" fo:language="en" fo:country="GB" fo:font-weight="normal" officeooo:rsid="001bf2b7" officeooo:paragraph-rsid="01d7dba7" style:font-size-asian="10.5pt" style:font-weight-asian="normal" style:font-size-complex="10.5pt" style:font-weight-complex="normal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Nimbus Sans L" fo:font-size="10.5pt" fo:language="en" fo:country="GB" fo:font-weight="normal" officeooo:rsid="028bba44" officeooo:paragraph-rsid="028bba44" style:font-size-asian="10.5pt" style:font-weight-asian="normal" style:font-size-complex="10.5pt" style:font-weight-complex="normal"/>
    </style:style>
    <style:style style:name="P15" style:family="paragraph" style:parent-style-name="Standard" style:list-style-name="L3">
      <style:paragraph-properties fo:text-align="justify" style:justify-single-word="false"/>
      <style:text-properties style:font-name="Nimbus Sans L" fo:font-size="10.5pt" fo:language="en" fo:country="GB" fo:font-weight="normal" officeooo:rsid="00e49495" officeooo:paragraph-rsid="0289762f" style:font-size-asian="10.5pt" style:font-weight-asian="normal" style:font-size-complex="10.5pt" style:font-weight-complex="normal"/>
    </style:style>
    <style:style style:name="P16" style:family="paragraph" style:parent-style-name="Standard" style:list-style-name="L2">
      <style:paragraph-properties fo:text-align="justify" style:justify-single-word="false"/>
      <style:text-properties style:font-name="Nimbus Sans L" fo:font-size="10.5pt" fo:language="en" fo:country="GB" fo:font-weight="normal" officeooo:rsid="003e665b" officeooo:paragraph-rsid="00909bc5" style:font-size-asian="10.5pt" style:font-weight-asian="normal" style:font-size-complex="10.5pt" style:font-weight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style:font-name="Nimbus Sans L" fo:font-size="10.5pt" fo:language="en" fo:country="GB" fo:font-weight="normal" officeooo:rsid="0041d0df" officeooo:paragraph-rsid="00916c48" style:font-size-asian="10.5pt" style:font-weight-asian="normal" style:font-size-complex="10.5pt" style:font-weight-complex="normal"/>
    </style:style>
    <style:style style:name="P18" style:family="paragraph" style:parent-style-name="Standard" style:list-style-name="L2">
      <style:paragraph-properties fo:text-align="justify" style:justify-single-word="false"/>
      <style:text-properties style:font-name="Nimbus Sans L" fo:font-size="10.5pt" fo:language="en" fo:country="GB" fo:font-weight="normal" officeooo:paragraph-rsid="030acd3d" style:font-size-asian="10.5pt" style:font-weight-asian="normal" style:font-size-complex="10.5pt" style:font-weight-complex="normal"/>
    </style:style>
    <style:style style:name="P19" style:family="paragraph" style:parent-style-name="Standard" style:list-style-name="L5">
      <style:paragraph-properties fo:text-align="justify" style:justify-single-word="false"/>
      <style:text-properties style:font-name="Nimbus Sans L" fo:font-size="10.5pt" fo:language="en" fo:country="GB" fo:font-weight="normal" officeooo:rsid="0097b23c" officeooo:paragraph-rsid="0098e34e" style:font-size-asian="10.5pt" style:font-weight-asian="normal" style:font-size-complex="10.5pt" style:font-weight-complex="normal"/>
    </style:style>
    <style:style style:name="P20" style:family="paragraph" style:parent-style-name="Standard" style:list-style-name="L5">
      <style:paragraph-properties fo:text-align="justify" style:justify-single-word="false"/>
      <style:text-properties style:font-name="Nimbus Sans L" fo:font-size="10.5pt" fo:language="en" fo:country="GB" fo:font-weight="normal" officeooo:rsid="0097b23c" officeooo:paragraph-rsid="00a4e403" style:font-size-asian="10.5pt" style:font-weight-asian="normal" style:font-size-complex="10.5pt" style:font-weight-complex="normal"/>
    </style:style>
    <style:style style:name="P21" style:family="paragraph" style:parent-style-name="Standard" style:list-style-name="L5">
      <style:paragraph-properties fo:text-align="justify" style:justify-single-word="false"/>
      <style:text-properties style:font-name="Nimbus Sans L" fo:font-size="10.5pt" fo:language="en" fo:country="GB" fo:font-weight="normal" officeooo:rsid="009fb9db" officeooo:paragraph-rsid="009fb9db" style:font-size-asian="10.5pt" style:font-weight-asian="normal" style:font-size-complex="10.5pt" style:font-weight-complex="normal"/>
    </style:style>
    <style:style style:name="P22" style:family="paragraph" style:parent-style-name="Standard" style:list-style-name="L5">
      <style:paragraph-properties fo:text-align="justify" style:justify-single-word="false"/>
      <style:text-properties style:font-name="Nimbus Sans L" fo:font-size="10.5pt" fo:language="en" fo:country="GB" fo:font-weight="normal" officeooo:rsid="009fb9db" officeooo:paragraph-rsid="00bb621e" style:font-size-asian="10.5pt" style:font-weight-asian="normal" style:font-size-complex="10.5pt" style:font-weight-complex="normal"/>
    </style:style>
    <style:style style:name="P23" style:family="paragraph" style:parent-style-name="Standard" style:list-style-name="L5">
      <style:paragraph-properties fo:text-align="justify" style:justify-single-word="false"/>
      <style:text-properties style:font-name="Nimbus Sans L" fo:font-size="10.5pt" fo:language="en" fo:country="GB" fo:font-weight="normal" officeooo:rsid="009fb9db" officeooo:paragraph-rsid="015c6ac6" style:font-size-asian="10.5pt" style:font-weight-asian="normal" style:font-size-complex="10.5pt" style:font-weight-complex="normal"/>
    </style:style>
    <style:style style:name="P24" style:family="paragraph" style:parent-style-name="Standard" style:list-style-name="L5">
      <style:paragraph-properties fo:text-align="justify" style:justify-single-word="false"/>
      <style:text-properties style:font-name="Nimbus Sans L" fo:font-size="10.5pt" fo:language="en" fo:country="GB" fo:font-weight="normal" officeooo:rsid="009fb9db" officeooo:paragraph-rsid="017c48d9" style:font-size-asian="10.5pt" style:font-weight-asian="normal" style:font-size-complex="10.5pt" style:font-weight-complex="normal"/>
    </style:style>
    <style:style style:name="P25" style:family="paragraph" style:parent-style-name="Standard" style:list-style-name="L5">
      <style:paragraph-properties fo:text-align="justify" style:justify-single-word="false"/>
      <style:text-properties style:font-name="Nimbus Sans L" fo:font-size="10.5pt" fo:language="en" fo:country="GB" fo:font-weight="normal" officeooo:rsid="0135bbc4" officeooo:paragraph-rsid="017c48d9" style:font-size-asian="10.5pt" style:font-weight-asian="normal" style:font-size-complex="10.5pt" style:font-weight-complex="normal"/>
    </style:style>
    <style:style style:name="P26" style:family="paragraph" style:parent-style-name="Standard" style:list-style-name="L5">
      <style:paragraph-properties fo:text-align="justify" style:justify-single-word="false"/>
      <style:text-properties style:font-name="Nimbus Sans L" fo:font-size="10.5pt" fo:language="en" fo:country="GB" fo:font-weight="normal" officeooo:rsid="013967f2" officeooo:paragraph-rsid="01756256" style:font-size-asian="10.5pt" style:font-weight-asian="normal" style:font-size-complex="10.5pt" style:font-weight-complex="normal"/>
    </style:style>
    <style:style style:name="P27" style:family="paragraph" style:parent-style-name="Standard" style:list-style-name="L5">
      <style:paragraph-properties fo:text-align="justify" style:justify-single-word="false"/>
      <style:text-properties style:font-name="Nimbus Sans L" fo:font-size="10.5pt" fo:language="en" fo:country="GB" fo:font-weight="normal" officeooo:rsid="032baa4f" officeooo:paragraph-rsid="032baa4f" style:font-size-asian="10.5pt" style:font-weight-asian="normal" style:font-size-complex="10.5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Nimbus Sans L" fo:font-size="10.5pt" fo:language="en" fo:country="GB" fo:font-weight="normal" officeooo:rsid="032baa4f" officeooo:paragraph-rsid="032baa4f" style:font-size-asian="10.5pt" style:font-weight-asian="normal" style:font-size-complex="10.5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Nimbus Sans L" fo:font-size="10.5pt" fo:language="en" fo:country="GB" fo:font-weight="normal" officeooo:rsid="035d35c3" officeooo:paragraph-rsid="035d35c3" style:font-size-asian="10.5pt" style:font-weight-asian="normal" style:font-size-complex="10.5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Nimbus Sans L" fo:font-size="10.5pt" fo:language="en" fo:country="GB" fo:font-weight="normal" officeooo:rsid="0373b605" officeooo:paragraph-rsid="0373b605" style:font-size-asian="10.5pt" style:font-weight-asian="normal" style:font-size-complex="10.5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Nimbus Sans L" fo:font-size="10.5pt" fo:language="en" fo:country="GB" fo:font-weight="normal" officeooo:rsid="02d72642" officeooo:paragraph-rsid="020a34e6" style:font-size-asian="10.5pt" style:font-weight-asian="normal" style:font-size-complex="10.5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Nimbus Sans L" fo:font-size="10.5pt" fo:language="en" fo:country="GB" fo:font-weight="normal" officeooo:rsid="0211502b" officeooo:paragraph-rsid="0211502b" style:font-size-asian="10.5pt" style:font-weight-asian="normal" style:font-size-complex="10.5pt" style:font-weight-complex="normal"/>
    </style:style>
    <style:style style:name="P33" style:family="paragraph" style:parent-style-name="Standard" style:list-style-name="L6">
      <style:paragraph-properties fo:text-align="justify" style:justify-single-word="false"/>
      <style:text-properties style:font-name="Nimbus Sans L" fo:font-size="10.5pt" fo:language="en" fo:country="GB" fo:font-weight="normal" officeooo:rsid="03748dc7" officeooo:paragraph-rsid="03748dc7" style:font-size-asian="10.5pt" style:font-weight-asian="normal" style:font-size-complex="10.5pt" style:font-weight-complex="normal"/>
    </style:style>
    <style:style style:name="P34" style:family="paragraph" style:parent-style-name="Standard" style:list-style-name="L6">
      <style:paragraph-properties fo:text-align="justify" style:justify-single-word="false"/>
      <style:text-properties style:font-name="Nimbus Sans L" fo:font-size="10.5pt" fo:language="en" fo:country="GB" fo:font-weight="normal" officeooo:rsid="03797075" officeooo:paragraph-rsid="03797075" style:font-size-asian="10.5pt" style:font-weight-asian="normal" style:font-size-complex="10.5pt" style:font-weight-complex="normal"/>
    </style:style>
    <style:style style:name="P35" style:family="paragraph" style:parent-style-name="Standard" style:list-style-name="L1">
      <style:paragraph-properties fo:text-align="justify" style:justify-single-word="false"/>
      <style:text-properties style:font-name="Nimbus Sans L" fo:font-size="10.5pt" fo:language="en" fo:country="GB" fo:font-style="italic" fo:font-weight="normal" officeooo:rsid="0147d8a7" officeooo:paragraph-rsid="0147d8a7" style:font-size-asian="10.5pt" style:font-style-asian="italic" style:font-weight-asian="normal" style:font-size-complex="10.5pt" style:font-style-complex="italic" style:font-weight-complex="normal"/>
    </style:style>
    <style:style style:name="P36" style:family="paragraph" style:parent-style-name="Standard" style:list-style-name="L2">
      <style:paragraph-properties fo:text-align="justify" style:justify-single-word="false"/>
      <style:text-properties style:font-name="Nimbus Sans L" fo:font-size="10.5pt" fo:language="en" fo:country="GB" fo:font-style="italic" fo:font-weight="normal" officeooo:rsid="0028615f" officeooo:paragraph-rsid="01e168b9" style:font-size-asian="10.5pt" style:font-style-asian="italic" style:font-weight-asian="normal" style:font-size-complex="10.5pt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Nimbus Sans L" fo:font-size="10.5pt" fo:language="en" fo:country="GB" fo:font-style="italic" fo:font-weight="bold" officeooo:rsid="0008e02a" officeooo:paragraph-rsid="001393ac" style:font-size-asian="10.5pt" style:font-style-asian="italic" style:font-weight-asian="bold" style:font-size-complex="10.5pt" style:font-style-complex="italic" style:font-weight-complex="bold"/>
    </style:style>
    <style:style style:name="P38" style:family="paragraph" style:parent-style-name="Standard" style:list-style-name="L3">
      <style:paragraph-properties fo:text-align="justify" style:justify-single-word="false"/>
      <style:text-properties style:font-name="Nimbus Sans L" fo:font-size="10.5pt" fo:language="en" fo:country="GB" fo:font-weight="bold" officeooo:rsid="0267de9b" officeooo:paragraph-rsid="0267de9b" style:font-size-asian="10.5pt" style:font-weight-asian="bold" style:font-size-complex="10.5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Nimbus Sans L" fo:font-size="10.5pt" fo:language="en" fo:country="GB" fo:font-weight="bold" officeooo:rsid="030acd3d" officeooo:paragraph-rsid="030acd3d" style:font-size-asian="10.5pt" style:font-weight-asian="bold" style:font-size-complex="10.5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Nimbus Sans L" fo:font-size="10.5pt" fo:language="en" fo:country="GB" fo:font-weight="bold" officeooo:rsid="020a34e6" officeooo:paragraph-rsid="020a34e6" style:font-size-asian="10.5pt" style:font-weight-asian="bold" style:font-size-complex="10.5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Nimbus Sans L" fo:font-size="10.5pt" fo:language="en" fo:country="GB" fo:font-weight="bold" officeooo:rsid="0211502b" officeooo:paragraph-rsid="0211502b" style:font-size-asian="10.5pt" style:font-weight-asian="bold" style:font-size-complex="10.5pt" style:font-weight-complex="bold"/>
    </style:style>
    <style:style style:name="P42" style:family="paragraph" style:parent-style-name="Standard" style:list-style-name="L6">
      <style:paragraph-properties fo:text-align="justify" style:justify-single-word="false"/>
      <style:text-properties style:font-name="Nimbus Sans L" fo:font-size="10.5pt" fo:language="en" fo:country="GB" fo:font-weight="bold" officeooo:rsid="037de5f3" officeooo:paragraph-rsid="037de5f3" style:font-size-asian="10.5pt" style:font-weight-asian="bold" style:font-size-complex="10.5pt" style:font-weight-complex="bold"/>
    </style:style>
    <style:style style:name="P43" style:family="paragraph" style:parent-style-name="Standard" style:list-style-name="L4">
      <style:paragraph-properties fo:text-align="justify" style:justify-single-word="false"/>
      <style:text-properties fo:color="#cc00cc" fo:font-size="10.5pt" fo:font-style="italic" officeooo:paragraph-rsid="030b2bf3" style:font-size-asian="10.5pt" style:font-style-asian="italic" style:font-size-complex="10.5pt" style:font-style-complex="italic"/>
    </style:style>
    <style:style style:name="P44" style:family="paragraph" style:parent-style-name="Standard" style:list-style-name="L4">
      <style:paragraph-properties fo:text-align="justify" style:justify-single-word="false"/>
      <style:text-properties fo:color="#cc00cc" fo:font-size="10.5pt" fo:font-style="italic" officeooo:rsid="0359b01b" officeooo:paragraph-rsid="0359b01b" style:font-size-asian="10.5pt" style:font-style-asian="italic" style:font-size-complex="10.5pt" style:font-style-complex="italic"/>
    </style:style>
    <style:style style:name="P45" style:family="paragraph" style:parent-style-name="Standard">
      <style:paragraph-properties fo:text-align="justify" style:justify-single-word="false"/>
      <style:text-properties fo:color="#cc00cc" fo:font-size="10.5pt" fo:font-style="italic" officeooo:rsid="0359b01b" officeooo:paragraph-rsid="0359b01b" style:font-size-asian="10.5pt" style:font-style-asian="italic" style:font-size-complex="10.5pt" style:font-style-complex="italic"/>
    </style:style>
    <style:style style:name="P46" style:family="paragraph" style:parent-style-name="Standard">
      <style:paragraph-properties fo:text-align="justify" style:justify-single-word="false"/>
      <style:text-properties fo:color="#cc00cc" style:font-name="Nimbus Sans L" fo:font-size="10.5pt" fo:language="en" fo:country="GB" fo:font-style="italic" fo:font-weight="normal" officeooo:paragraph-rsid="030b2bf3" style:font-size-asian="10.5pt" style:font-style-asian="italic" style:font-weight-asian="normal" style:font-size-complex="10.5pt" style:font-style-complex="italic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cc00cc" style:font-name="Nimbus Sans L" fo:font-size="10.5pt" fo:language="en" fo:country="GB" fo:font-style="italic" fo:font-weight="bold" officeooo:rsid="02ed5e2d" officeooo:paragraph-rsid="030b2bf3" style:font-size-asian="10.5pt" style:font-style-asian="italic" style:font-weight-asian="bold" style:font-size-complex="10.5pt" style:font-style-complex="italic" style:font-weight-complex="bold"/>
    </style:style>
    <style:style style:name="P48" style:family="paragraph" style:parent-style-name="Standard" style:list-style-name="L2">
      <style:paragraph-properties fo:text-align="justify" style:justify-single-word="false"/>
      <style:text-properties fo:color="#ff3300" style:font-name="Nimbus Sans L" fo:font-size="10.5pt" fo:language="en" fo:country="GB" fo:font-style="italic" fo:font-weight="bold" officeooo:rsid="03411ab5" officeooo:paragraph-rsid="03411ab5" style:font-size-asian="10.5pt" style:font-style-asian="italic" style:font-weight-asian="bold" style:font-size-complex="10.5pt" style:font-style-complex="italic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9999" style:font-name="Nimbus Sans L" fo:font-size="10.5pt" fo:language="en" fo:country="GB" fo:font-style="italic" fo:font-weight="normal" officeooo:rsid="035d35c3" officeooo:paragraph-rsid="0360b305" style:font-size-asian="10.5pt" style:font-style-asian="italic" style:font-weight-asian="normal" style:font-size-complex="10.5pt" style:font-style-complex="italic" style:font-weight-complex="normal"/>
    </style:style>
    <style:style style:name="P50" style:family="paragraph" style:parent-style-name="Standard">
      <style:paragraph-properties fo:text-align="justify" style:justify-single-word="false" fo:break-before="page"/>
      <style:text-properties style:font-name="Nimbus Sans L" fo:font-size="10.5pt" fo:language="en" fo:country="GB" fo:font-weight="bold" officeooo:rsid="020a34e6" officeooo:paragraph-rsid="020a34e6" style:font-size-asian="10.5pt" style:font-weight-asian="bold" style:font-size-complex="10.5pt" style:font-weight-complex="bold"/>
    </style:style>
    <style:style style:name="P51" style:family="paragraph" style:parent-style-name="Text_20_body" style:list-style-name="L2">
      <style:text-properties fo:font-size="10.5pt" officeooo:paragraph-rsid="0235c552" style:font-size-asian="10.5pt" style:font-size-complex="10.5pt"/>
    </style:style>
    <style:style style:name="P52" style:family="paragraph" style:parent-style-name="Text_20_body" style:list-style-name="L2">
      <style:paragraph-properties fo:text-align="justify" style:justify-single-word="false"/>
      <style:text-properties style:font-name="Nimbus Sans L" fo:font-size="10.5pt" fo:language="en" fo:country="GB" fo:font-weight="normal" officeooo:rsid="02923870" officeooo:paragraph-rsid="02b26d41" style:font-size-asian="10.5pt" style:font-weight-asian="normal" style:font-size-complex="10.5pt" style:font-weight-complex="normal"/>
    </style:style>
    <style:style style:name="P53" style:family="paragraph" style:parent-style-name="Text_20_body">
      <style:text-properties style:font-name="Nimbus Sans L" fo:font-size="10.5pt" fo:language="en" fo:country="GB" fo:font-weight="normal" officeooo:rsid="00976ee5" style:font-size-asian="10.5pt" style:font-weight-asian="normal" style:font-size-complex="10.5pt" style:font-weight-complex="normal"/>
    </style:style>
    <style:style style:name="P54" style:family="paragraph" style:parent-style-name="Text_20_body">
      <style:text-properties style:font-name="Nimbus Sans L" fo:font-size="10.5pt" fo:language="en" fo:country="GB" fo:font-weight="bold" style:font-size-asian="10.5pt" style:font-weight-asian="bold" style:font-size-complex="10.5pt" style:font-weight-complex="bold"/>
    </style:style>
    <style:style style:name="P55" style:family="paragraph" style:parent-style-name="Text_20_body">
      <style:text-properties style:font-name="Nimbus Sans L" fo:font-size="10.5pt" fo:language="en" fo:country="GB" fo:font-weight="bold" officeooo:rsid="02082820" officeooo:paragraph-rsid="02082820" style:font-size-asian="10.5pt" style:font-weight-asian="bold" style:font-size-complex="10.5pt" style:font-weight-complex="bold"/>
    </style:style>
    <style:style style:name="P56" style:family="paragraph" style:parent-style-name="Text_20_body">
      <style:text-properties fo:color="#009999" style:font-name="Nimbus Sans L" fo:font-size="10.5pt" fo:language="en" fo:country="GB" fo:font-style="italic" fo:font-weight="bold" officeooo:rsid="0132474a" officeooo:paragraph-rsid="033e96b8" style:font-size-asian="10.5pt" style:font-style-asian="italic" style:font-weight-asian="bold" style:font-size-complex="10.5pt" style:font-style-complex="italic" style:font-weight-complex="bold"/>
    </style:style>
    <style:style style:name="P57" style:family="paragraph" style:parent-style-name="Text_20_body" style:list-style-name="L2">
      <loext:graphic-properties draw:fill-image-width="0cm" draw:fill-image-height="0cm"/>
      <style:paragraph-properties fo:line-height="100%" fo:text-align="justify" style:justify-single-word="false" style:shadow="none"/>
      <style:text-properties style:font-name="Nimbus Sans L" fo:font-size="10.5pt" fo:language="en" fo:country="GB" fo:font-style="italic" fo:font-weight="normal" officeooo:rsid="005dcbf6" officeooo:paragraph-rsid="02fda68b" style:font-size-asian="10.5pt" style:font-style-asian="italic" style:font-weight-asian="normal" style:font-size-complex="10.5pt" style:font-style-complex="italic" style:font-weight-complex="normal"/>
    </style:style>
    <style:style style:name="P58" style:family="paragraph" style:parent-style-name="Text_20_body" style:list-style-name="L2">
      <loext:graphic-properties draw:fill-image-width="0cm" draw:fill-image-height="0cm"/>
      <style:paragraph-properties fo:line-height="100%" fo:text-align="justify" style:justify-single-word="false" style:shadow="none"/>
      <style:text-properties style:font-name="Nimbus Sans L" fo:font-size="10.5pt" fo:language="en" fo:country="GB" fo:font-style="italic" fo:font-weight="normal" officeooo:rsid="005dcbf6" officeooo:paragraph-rsid="02fdb2ec" style:font-size-asian="10.5pt" style:font-style-asian="italic" style:font-weight-asian="normal" style:font-size-complex="10.5pt" style:font-style-complex="italic" style:font-weight-complex="normal"/>
    </style:style>
    <style:style style:name="P59" style:family="paragraph" style:parent-style-name="Text_20_body" style:list-style-name="L2">
      <loext:graphic-properties draw:fill-image-width="0cm" draw:fill-image-height="0cm"/>
      <style:paragraph-properties fo:line-height="100%" fo:text-align="justify" style:justify-single-word="false" style:shadow="none"/>
      <style:text-properties style:font-name="Nimbus Sans L" fo:font-size="10.5pt" fo:language="en" fo:country="GB" fo:font-weight="normal" officeooo:rsid="021ecb38" officeooo:paragraph-rsid="02cda91e" style:font-size-asian="10.5pt" style:font-weight-asian="normal" style:font-size-complex="10.5pt" style:font-weight-complex="normal"/>
    </style:style>
    <style:style style:name="P60" style:family="paragraph" style:parent-style-name="Text_20_body" style:list-style-name="L2">
      <loext:graphic-properties draw:fill-image-width="0cm" draw:fill-image-height="0cm"/>
      <style:paragraph-properties fo:line-height="100%" fo:text-align="justify" style:justify-single-word="false" style:shadow="none"/>
      <style:text-properties fo:font-size="10.5pt" officeooo:paragraph-rsid="02cda91e" style:font-size-asian="10.5pt" style:font-size-complex="10.5pt"/>
    </style:style>
    <style:style style:name="P61" style:family="paragraph" style:parent-style-name="Text_20_body" style:list-style-name="L2">
      <loext:graphic-properties draw:fill-image-width="0cm" draw:fill-image-height="0cm"/>
      <style:paragraph-properties fo:line-height="100%" fo:text-align="justify" style:justify-single-word="false" style:shadow="none"/>
      <style:text-properties fo:font-size="10.5pt" fo:font-weight="bold" officeooo:paragraph-rsid="02fdb2ec" style:font-size-asian="10.5pt" style:font-weight-asian="bold" style:font-size-complex="10.5pt" style:font-weight-complex="bold"/>
    </style:style>
    <style:style style:name="P62" style:family="paragraph" style:parent-style-name="Text_20_body" style:list-style-name="L2">
      <loext:graphic-properties draw:fill-image-width="0cm" draw:fill-image-height="0cm"/>
      <style:paragraph-properties fo:line-height="100%" fo:text-align="justify" style:justify-single-word="false" style:shadow="none"/>
      <style:text-properties fo:font-size="10.5pt" fo:font-weight="bold" officeooo:rsid="02e292af" officeooo:paragraph-rsid="02fdb2ec" style:font-size-asian="10.5pt" style:font-weight-asian="bold" style:font-size-complex="10.5pt" style:font-weight-complex="bold"/>
    </style:style>
    <style:style style:name="P63" style:family="paragraph" style:parent-style-name="Text_20_body" style:list-style-name="L2" style:master-page-name="">
      <loext:graphic-properties draw:fill-image-width="0cm" draw:fill-image-height="0cm"/>
      <style:paragraph-properties fo:line-height="100%" fo:text-align="justify" style:justify-single-word="false" style:page-number="auto" style:shadow="none"/>
      <style:text-properties style:font-name="Nimbus Sans L" fo:font-size="10.5pt" fo:language="en" fo:country="GB" fo:font-weight="normal" officeooo:rsid="02923870" officeooo:paragraph-rsid="02cda91e" style:font-size-asian="10.5pt" style:font-weight-asian="normal" style:font-size-complex="10.5pt" style:font-weight-complex="normal"/>
    </style:style>
    <style:style style:name="P64" style:family="paragraph" style:parent-style-name="Text_20_body">
      <style:paragraph-properties fo:break-before="page"/>
      <style:text-properties style:font-name="Nimbus Sans L" fo:font-size="10.5pt" fo:language="en" fo:country="GB" fo:font-weight="bold" style:font-size-asian="10.5pt" style:font-weight-asian="bold" style:font-size-complex="10.5pt" style:font-weight-complex="bold"/>
    </style:style>
    <style:style style:name="P65" style:family="paragraph" style:parent-style-name="Heading_20_3">
      <style:text-properties style:font-name="Nimbus Sans L" fo:font-size="10.5pt" fo:language="en" fo:country="GB" fo:font-weight="bold" officeooo:paragraph-rsid="033e96b8" style:font-size-asian="10.5pt" style:font-weight-asian="bold" style:font-size-complex="10.5pt" style:font-weight-complex="bold"/>
    </style:style>
    <style:style style:name="P66" style:family="paragraph" style:parent-style-name="Heading_20_3">
      <style:text-properties fo:color="#009999" style:font-name="Nimbus Sans L" fo:font-size="10.5pt" fo:language="en" fo:country="GB" fo:font-weight="bold" officeooo:paragraph-rsid="033e96b8" style:font-size-asian="10.5pt" style:font-weight-asian="bold" style:font-size-complex="10.5pt" style:font-weight-complex="bold"/>
    </style:style>
    <style:style style:name="T1" style:family="text">
      <style:text-properties officeooo:rsid="0029cb38"/>
    </style:style>
    <style:style style:name="T2" style:family="text">
      <style:text-properties officeooo:rsid="000af3fb"/>
    </style:style>
    <style:style style:name="T3" style:family="text">
      <style:text-properties officeooo:rsid="001bf2b7"/>
    </style:style>
    <style:style style:name="T4" style:family="text">
      <style:text-properties officeooo:rsid="001d4931"/>
    </style:style>
    <style:style style:name="T5" style:family="text">
      <style:text-properties officeooo:rsid="001f5648"/>
    </style:style>
    <style:style style:name="T6" style:family="text">
      <style:text-properties officeooo:rsid="0041d0df"/>
    </style:style>
    <style:style style:name="T7" style:family="text">
      <style:text-properties officeooo:rsid="004fecd8"/>
    </style:style>
    <style:style style:name="T8" style:family="text">
      <style:text-properties style:font-name="Nimbus Sans L" fo:language="en" fo:country="GB"/>
    </style:style>
    <style:style style:name="T9" style:family="text">
      <style:text-properties style:font-name="Nimbus Sans L" fo:language="en" fo:country="GB" fo:font-weight="bold" style:font-weight-asian="bold" style:font-weight-complex="bold"/>
    </style:style>
    <style:style style:name="T10" style:family="text">
      <style:text-properties style:font-name="Nimbus Sans L" fo:language="en" fo:country="GB" fo:font-weight="bold" officeooo:rsid="00070495" style:font-weight-asian="bold" style:font-weight-complex="bold"/>
    </style:style>
    <style:style style:name="T11" style:family="text">
      <style:text-properties style:font-name="Nimbus Sans L" fo:language="en" fo:country="GB" fo:font-weight="bold" officeooo:rsid="01038628" style:font-weight-asian="bold" style:font-weight-complex="bold"/>
    </style:style>
    <style:style style:name="T12" style:family="text">
      <style:text-properties style:font-name="Nimbus Sans L" fo:language="en" fo:country="GB" fo:font-weight="bold" officeooo:rsid="0104e546" style:font-weight-asian="bold" style:font-weight-complex="bold"/>
    </style:style>
    <style:style style:name="T13" style:family="text">
      <style:text-properties style:font-name="Nimbus Sans L" fo:language="en" fo:country="GB" fo:font-weight="bold" officeooo:rsid="024e6a9d" style:font-weight-asian="bold" style:font-weight-complex="bold"/>
    </style:style>
    <style:style style:name="T14" style:family="text">
      <style:text-properties style:font-name="Nimbus Sans L" fo:language="en" fo:country="GB" fo:font-weight="bold" officeooo:rsid="027c9346" style:font-weight-asian="bold" style:font-weight-complex="bold"/>
    </style:style>
    <style:style style:name="T15" style:family="text">
      <style:text-properties style:font-name="Nimbus Sans L" fo:language="en" fo:country="GB" fo:font-weight="bold" officeooo:rsid="027cb0f7" style:font-weight-asian="bold" style:font-weight-complex="bold"/>
    </style:style>
    <style:style style:name="T16" style:family="text">
      <style:text-properties style:font-name="Nimbus Sans L" fo:language="en" fo:country="GB" fo:font-weight="bold" officeooo:rsid="02737f0e" style:font-weight-asian="bold" style:font-weight-complex="bold"/>
    </style:style>
    <style:style style:name="T17" style:family="text">
      <style:text-properties style:font-name="Nimbus Sans L" fo:language="en" fo:country="GB" fo:font-weight="bold" officeooo:rsid="025859a7" style:font-weight-asian="bold" style:font-weight-complex="bold"/>
    </style:style>
    <style:style style:name="T18" style:family="text">
      <style:text-properties style:font-name="Nimbus Sans L" fo:language="en" fo:country="GB" fo:font-weight="bold" officeooo:rsid="01078a72" style:font-weight-asian="bold" style:font-weight-complex="bold"/>
    </style:style>
    <style:style style:name="T19" style:family="text">
      <style:text-properties style:font-name="Nimbus Sans L" fo:language="en" fo:country="GB" fo:font-weight="bold" officeooo:rsid="0108ed57" style:font-weight-asian="bold" style:font-weight-complex="bold"/>
    </style:style>
    <style:style style:name="T20" style:family="text">
      <style:text-properties style:font-name="Nimbus Sans L" fo:language="en" fo:country="GB" fo:font-weight="bold" officeooo:rsid="02625704" style:font-weight-asian="bold" style:font-weight-complex="bold"/>
    </style:style>
    <style:style style:name="T21" style:family="text">
      <style:text-properties style:font-name="Nimbus Sans L" fo:language="en" fo:country="GB" fo:font-weight="bold" officeooo:rsid="0263c6b6" style:font-weight-asian="bold" style:font-weight-complex="bold"/>
    </style:style>
    <style:style style:name="T22" style:family="text">
      <style:text-properties style:font-name="Nimbus Sans L" fo:language="en" fo:country="GB" fo:font-weight="bold" officeooo:rsid="021ecb38" style:font-weight-asian="bold" style:font-weight-complex="bold"/>
    </style:style>
    <style:style style:name="T23" style:family="text">
      <style:text-properties style:font-name="Nimbus Sans L" fo:language="en" fo:country="GB" fo:font-weight="bold" officeooo:rsid="02ed5e2d" style:font-weight-asian="bold" style:font-weight-complex="bold"/>
    </style:style>
    <style:style style:name="T24" style:family="text">
      <style:text-properties style:font-name="Nimbus Sans L" fo:language="en" fo:country="GB" fo:font-weight="bold" officeooo:rsid="005dcbf6" style:font-weight-asian="bold" style:font-weight-complex="bold"/>
    </style:style>
    <style:style style:name="T25" style:family="text">
      <style:text-properties style:font-name="Nimbus Sans L" fo:language="en" fo:country="GB" fo:font-weight="bold" officeooo:rsid="02f306c8" style:font-weight-asian="bold" style:font-weight-complex="bold"/>
    </style:style>
    <style:style style:name="T26" style:family="text">
      <style:text-properties style:font-name="Nimbus Sans L" fo:language="en" fo:country="GB" fo:font-weight="bold" officeooo:rsid="035b01de" style:font-weight-asian="bold" style:font-weight-complex="bold"/>
    </style:style>
    <style:style style:name="T27" style:family="text">
      <style:text-properties style:font-name="Nimbus Sans L" fo:language="en" fo:country="GB" fo:font-weight="normal" style:font-weight-asian="normal" style:font-weight-complex="normal"/>
    </style:style>
    <style:style style:name="T28" style:family="text">
      <style:text-properties style:font-name="Nimbus Sans L" fo:language="en" fo:country="GB" fo:font-weight="normal" officeooo:rsid="00070495" style:font-weight-asian="normal" style:font-weight-complex="normal"/>
    </style:style>
    <style:style style:name="T29" style:family="text">
      <style:text-properties style:font-name="Nimbus Sans L" fo:language="en" fo:country="GB" fo:font-weight="normal" officeooo:rsid="000af3fb" style:font-weight-asian="normal" style:font-weight-complex="normal"/>
    </style:style>
    <style:style style:name="T30" style:family="text">
      <style:text-properties style:font-name="Nimbus Sans L" fo:language="en" fo:country="GB" fo:font-weight="normal" officeooo:rsid="004fecd8" style:font-weight-asian="normal" style:font-weight-complex="normal"/>
    </style:style>
    <style:style style:name="T31" style:family="text">
      <style:text-properties style:font-name="Nimbus Sans L" fo:language="en" fo:country="GB" fo:font-weight="normal" officeooo:rsid="01cdd71b" style:font-weight-asian="normal" style:font-weight-complex="normal"/>
    </style:style>
    <style:style style:name="T32" style:family="text">
      <style:text-properties style:font-name="Nimbus Sans L" fo:language="en" fo:country="GB" fo:font-weight="normal" officeooo:rsid="01038628" style:font-weight-asian="normal" style:font-weight-complex="normal"/>
    </style:style>
    <style:style style:name="T33" style:family="text">
      <style:text-properties style:font-name="Nimbus Sans L" fo:language="en" fo:country="GB" fo:font-weight="normal" officeooo:rsid="0104e546" style:font-weight-asian="normal" style:font-weight-complex="normal"/>
    </style:style>
    <style:style style:name="T34" style:family="text">
      <style:text-properties style:font-name="Nimbus Sans L" fo:language="en" fo:country="GB" fo:font-weight="normal" officeooo:rsid="024e6a9d" style:font-weight-asian="normal" style:font-weight-complex="normal"/>
    </style:style>
    <style:style style:name="T35" style:family="text">
      <style:text-properties style:font-name="Nimbus Sans L" fo:language="en" fo:country="GB" fo:font-weight="normal" officeooo:rsid="0278e7d9" style:font-weight-asian="normal" style:font-weight-complex="normal"/>
    </style:style>
    <style:style style:name="T36" style:family="text">
      <style:text-properties style:font-name="Nimbus Sans L" fo:language="en" fo:country="GB" fo:font-weight="normal" officeooo:rsid="027aa32f" style:font-weight-asian="normal" style:font-weight-complex="normal"/>
    </style:style>
    <style:style style:name="T37" style:family="text">
      <style:text-properties style:font-name="Nimbus Sans L" fo:language="en" fo:country="GB" fo:font-weight="normal" officeooo:rsid="02672d91" style:font-weight-asian="normal" style:font-weight-complex="normal"/>
    </style:style>
    <style:style style:name="T38" style:family="text">
      <style:text-properties style:font-name="Nimbus Sans L" fo:language="en" fo:country="GB" fo:font-weight="normal" officeooo:rsid="025859a7" style:font-weight-asian="normal" style:font-weight-complex="normal"/>
    </style:style>
    <style:style style:name="T39" style:family="text">
      <style:text-properties style:font-name="Nimbus Sans L" fo:language="en" fo:country="GB" fo:font-weight="normal" officeooo:rsid="01078a72" style:font-weight-asian="normal" style:font-weight-complex="normal"/>
    </style:style>
    <style:style style:name="T40" style:family="text">
      <style:text-properties style:font-name="Nimbus Sans L" fo:language="en" fo:country="GB" fo:font-weight="normal" officeooo:rsid="0108ed57" style:font-weight-asian="normal" style:font-weight-complex="normal"/>
    </style:style>
    <style:style style:name="T41" style:family="text">
      <style:text-properties style:font-name="Nimbus Sans L" fo:language="en" fo:country="GB" fo:font-weight="normal" officeooo:rsid="01503bdb" style:font-weight-asian="normal" style:font-weight-complex="normal"/>
    </style:style>
    <style:style style:name="T42" style:family="text">
      <style:text-properties style:font-name="Nimbus Sans L" fo:language="en" fo:country="GB" fo:font-weight="normal" officeooo:rsid="02625704" style:font-weight-asian="normal" style:font-weight-complex="normal"/>
    </style:style>
    <style:style style:name="T43" style:family="text">
      <style:text-properties style:font-name="Nimbus Sans L" fo:language="en" fo:country="GB" fo:font-weight="normal" officeooo:rsid="00d97449" style:font-weight-asian="normal" style:font-weight-complex="normal"/>
    </style:style>
    <style:style style:name="T44" style:family="text">
      <style:text-properties style:font-name="Nimbus Sans L" fo:language="en" fo:country="GB" fo:font-weight="normal" officeooo:rsid="021ecb38" style:font-weight-asian="normal" style:font-weight-complex="normal"/>
    </style:style>
    <style:style style:name="T45" style:family="text">
      <style:text-properties style:font-name="Nimbus Sans L" fo:language="en" fo:country="GB" fo:font-weight="normal" officeooo:rsid="02bd7588" style:font-weight-asian="normal" style:font-weight-complex="normal"/>
    </style:style>
    <style:style style:name="T46" style:family="text">
      <style:text-properties style:font-name="Nimbus Sans L" fo:language="en" fo:country="GB" fo:font-weight="normal" officeooo:rsid="005c400e" style:font-weight-asian="normal" style:font-weight-complex="normal"/>
    </style:style>
    <style:style style:name="T47" style:family="text">
      <style:text-properties style:font-name="Nimbus Sans L" fo:language="en" fo:country="GB" fo:font-weight="normal" officeooo:rsid="005dcbf6" style:font-weight-asian="normal" style:font-weight-complex="normal"/>
    </style:style>
    <style:style style:name="T48" style:family="text">
      <style:text-properties style:font-name="Nimbus Sans L" fo:language="en" fo:country="GB" fo:font-weight="normal" officeooo:rsid="02e45597" style:font-weight-asian="normal" style:font-weight-complex="normal"/>
    </style:style>
    <style:style style:name="T49" style:family="text">
      <style:text-properties style:font-name="Nimbus Sans L" fo:language="en" fo:country="GB" fo:font-weight="normal" officeooo:rsid="03059ed7" style:font-weight-asian="normal" style:font-weight-complex="normal"/>
    </style:style>
    <style:style style:name="T50" style:family="text">
      <style:text-properties style:font-name="Nimbus Sans L" fo:language="en" fo:country="GB" fo:font-weight="normal" officeooo:rsid="02e629f4" style:font-weight-asian="normal" style:font-weight-complex="normal"/>
    </style:style>
    <style:style style:name="T51" style:family="text">
      <style:text-properties style:font-name="Nimbus Sans L" fo:language="en" fo:country="GB" fo:font-weight="normal" officeooo:rsid="0323a23c" style:font-weight-asian="normal" style:font-weight-complex="normal"/>
    </style:style>
    <style:style style:name="T52" style:family="text">
      <style:text-properties style:font-name="Nimbus Sans L" fo:language="en" fo:country="GB" fo:font-weight="normal" officeooo:rsid="030b2bf3" style:font-weight-asian="normal" style:font-weight-complex="normal"/>
    </style:style>
    <style:style style:name="T53" style:family="text">
      <style:text-properties style:font-name="Nimbus Sans L" fo:language="en" fo:country="GB" fo:font-weight="normal" officeooo:rsid="02ed5e2d" style:font-weight-asian="normal" style:font-weight-complex="normal"/>
    </style:style>
    <style:style style:name="T54" style:family="text">
      <style:text-properties style:font-name="Nimbus Sans L" fo:language="en" fo:country="GB" fo:font-weight="normal" officeooo:rsid="030c5b6e" style:font-weight-asian="normal" style:font-weight-complex="normal"/>
    </style:style>
    <style:style style:name="T55" style:family="text">
      <style:text-properties style:font-name="Nimbus Sans L" fo:language="en" fo:country="GB" fo:font-weight="normal" officeooo:rsid="033519f5" style:font-weight-asian="normal" style:font-weight-complex="normal"/>
    </style:style>
    <style:style style:name="T56" style:family="text">
      <style:text-properties style:font-name="Nimbus Sans L" fo:language="en" fo:country="GB" fo:font-weight="normal" officeooo:rsid="03364f98" style:font-weight-asian="normal" style:font-weight-complex="normal"/>
    </style:style>
    <style:style style:name="T57" style:family="text">
      <style:text-properties style:font-name="Nimbus Sans L" fo:language="en" fo:country="GB" fo:font-weight="normal" officeooo:rsid="033820de" style:font-weight-asian="normal" style:font-weight-complex="normal"/>
    </style:style>
    <style:style style:name="T58" style:family="text">
      <style:text-properties style:font-name="Nimbus Sans L" fo:language="en" fo:country="GB" fo:font-weight="normal" officeooo:rsid="0338f318" style:font-weight-asian="normal" style:font-weight-complex="normal"/>
    </style:style>
    <style:style style:name="T59" style:family="text">
      <style:text-properties style:font-name="Nimbus Sans L" fo:language="en" fo:country="GB" officeooo:rsid="027c9346"/>
    </style:style>
    <style:style style:name="T60" style:family="text">
      <style:text-properties style:font-name="Nimbus Sans L" fo:language="en" fo:country="GB" officeooo:rsid="024e6a9d"/>
    </style:style>
    <style:style style:name="T61" style:family="text">
      <style:text-properties style:font-name="Nimbus Sans L" fo:language="en" fo:country="GB" officeooo:rsid="02737f0e"/>
    </style:style>
    <style:style style:name="T62" style:family="text">
      <style:text-properties style:font-name="Nimbus Sans L" fo:language="en" fo:country="GB" fo:font-style="italic" style:font-style-asian="italic" style:font-style-complex="italic"/>
    </style:style>
    <style:style style:name="T63" style:family="text">
      <style:text-properties style:font-name="Nimbus Sans L" fo:language="en" fo:country="GB" fo:font-style="italic" officeooo:rsid="02737f0e" style:font-style-asian="italic" style:font-style-complex="italic"/>
    </style:style>
    <style:style style:name="T64" style:family="text">
      <style:text-properties style:font-name="Nimbus Sans L" fo:language="en" fo:country="GB" fo:font-style="italic" officeooo:rsid="005dcbf6" style:font-style-asian="italic" style:font-style-complex="italic"/>
    </style:style>
    <style:style style:name="T65" style:family="text">
      <style:text-properties style:font-name="Nimbus Sans L" fo:language="en" fo:country="GB" fo:font-style="italic" fo:font-weight="bold" officeooo:rsid="02750f05" style:font-style-asian="italic" style:font-weight-asian="bold" style:font-style-complex="italic" style:font-weight-complex="bold"/>
    </style:style>
    <style:style style:name="T66" style:family="text">
      <style:text-properties style:font-name="Nimbus Sans L" fo:language="en" fo:country="GB" fo:font-style="italic" fo:font-weight="bold" officeooo:rsid="02762a8a" style:font-style-asian="italic" style:font-weight-asian="bold" style:font-style-complex="italic" style:font-weight-complex="bold"/>
    </style:style>
    <style:style style:name="T67" style:family="text">
      <style:text-properties style:font-name="Nimbus Sans L" fo:language="en" fo:country="GB" fo:font-style="italic" fo:font-weight="bold" officeooo:rsid="02f88c4d" style:font-style-asian="italic" style:font-weight-asian="bold" style:font-style-complex="italic" style:font-weight-complex="bold"/>
    </style:style>
    <style:style style:name="T68" style:family="text">
      <style:text-properties style:font-name="Nimbus Sans L" fo:language="en" fo:country="GB" fo:font-style="italic" fo:font-weight="normal" officeooo:rsid="01078a72" style:font-style-asian="italic" style:font-weight-asian="normal" style:font-style-complex="italic" style:font-weight-complex="normal"/>
    </style:style>
    <style:style style:name="T69" style:family="text">
      <style:text-properties style:font-name="Nimbus Sans L" fo:language="en" fo:country="GB" officeooo:rsid="005c400e"/>
    </style:style>
    <style:style style:name="T70" style:family="text">
      <style:text-properties style:font-name="Nimbus Sans L" fo:language="en" fo:country="GB" officeooo:rsid="005dcbf6"/>
    </style:style>
    <style:style style:name="T71" style:family="text">
      <style:text-properties style:font-name="Nimbus Sans L" fo:language="en" fo:country="GB" officeooo:rsid="02e629f4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officeooo:rsid="011d8026" style:font-weight-asian="bold" style:font-weight-complex="bold"/>
    </style:style>
    <style:style style:name="T74" style:family="text">
      <style:text-properties fo:font-weight="bold" officeooo:rsid="011eed0d" style:font-weight-asian="bold" style:font-weight-complex="bold"/>
    </style:style>
    <style:style style:name="T75" style:family="text">
      <style:text-properties fo:font-weight="bold" officeooo:rsid="0029cb38" style:font-weight-asian="bold" style:font-weight-complex="bold"/>
    </style:style>
    <style:style style:name="T76" style:family="text">
      <style:text-properties fo:font-weight="bold" officeooo:rsid="00ad2b34" style:font-weight-asian="bold" style:font-weight-complex="bold"/>
    </style:style>
    <style:style style:name="T77" style:family="text">
      <style:text-properties fo:font-weight="bold" officeooo:rsid="016fb5e9" style:font-weight-asian="bold" style:font-weight-complex="bold"/>
    </style:style>
    <style:style style:name="T78" style:family="text">
      <style:text-properties fo:font-weight="bold" officeooo:rsid="0161adce" style:font-weight-asian="bold" style:font-weight-complex="bold"/>
    </style:style>
    <style:style style:name="T79" style:family="text">
      <style:text-properties fo:font-weight="bold" officeooo:rsid="013b731f" style:font-weight-asian="bold" style:font-weight-complex="bold"/>
    </style:style>
    <style:style style:name="T80" style:family="text">
      <style:text-properties fo:font-weight="bold" officeooo:rsid="00d97449" style:font-weight-asian="bold" style:font-weight-complex="bold"/>
    </style:style>
    <style:style style:name="T81" style:family="text">
      <style:text-properties fo:font-weight="bold" officeooo:rsid="01b24834" style:font-weight-asian="bold" style:font-weight-complex="bold"/>
    </style:style>
    <style:style style:name="T82" style:family="text">
      <style:text-properties fo:font-weight="bold" officeooo:rsid="0041d0df" style:font-weight-asian="bold" style:font-weight-complex="bold"/>
    </style:style>
    <style:style style:name="T83" style:family="text">
      <style:text-properties fo:font-weight="bold" officeooo:rsid="030acd3d" style:font-weight-asian="bold" style:font-weight-complex="bold"/>
    </style:style>
    <style:style style:name="T84" style:family="text">
      <style:text-properties fo:font-weight="bold" officeooo:rsid="02e629f4" style:font-weight-asian="bold" style:font-weight-complex="bold"/>
    </style:style>
    <style:style style:name="T85" style:family="text">
      <style:text-properties fo:font-weight="bold" officeooo:rsid="02ed5e2d" style:font-weight-asian="bold" style:font-weight-complex="bold"/>
    </style:style>
    <style:style style:name="T86" style:family="text">
      <style:text-properties fo:font-weight="bold" officeooo:rsid="03615669" style:font-weight-asian="bold" style:font-weight-complex="bold"/>
    </style:style>
    <style:style style:name="T87" style:family="text">
      <style:text-properties fo:font-weight="bold" officeooo:rsid="03615ce6" style:font-weight-asian="bold" style:font-weight-complex="bold"/>
    </style:style>
    <style:style style:name="T88" style:family="text">
      <style:text-properties fo:font-weight="bold" officeooo:rsid="0361e548" style:font-weight-asian="bold" style:font-weight-complex="bold"/>
    </style:style>
    <style:style style:name="T89" style:family="text">
      <style:text-properties fo:font-weight="bold" officeooo:rsid="03667d57" style:font-weight-asian="bold" style:font-weight-complex="bold"/>
    </style:style>
    <style:style style:name="T90" style:family="text">
      <style:text-properties fo:font-weight="bold" officeooo:rsid="036a7adf" style:font-weight-asian="bold" style:font-weight-complex="bold"/>
    </style:style>
    <style:style style:name="T91" style:family="text">
      <style:text-properties fo:font-weight="bold" officeooo:rsid="03797075" style:font-weight-asian="bold" style:font-weight-complex="bold"/>
    </style:style>
    <style:style style:name="T92" style:family="text">
      <style:text-properties fo:font-weight="bold" officeooo:rsid="03748dc7" style:font-weight-asian="bold" style:font-weight-complex="bold"/>
    </style:style>
    <style:style style:name="T93" style:family="text">
      <style:text-properties fo:font-weight="bold" officeooo:rsid="037de5f3" style:font-weight-asian="bold" style:font-weight-complex="bold"/>
    </style:style>
    <style:style style:name="T94" style:family="text">
      <style:text-properties officeooo:rsid="009bc75c"/>
    </style:style>
    <style:style style:name="T95" style:family="text">
      <style:text-properties officeooo:rsid="00ad2b34"/>
    </style:style>
    <style:style style:name="T96" style:family="text">
      <style:text-properties officeooo:rsid="00d97449"/>
    </style:style>
    <style:style style:name="T97" style:family="text">
      <style:text-properties fo:font-style="italic" officeooo:rsid="0041d0df" style:font-style-asian="italic" style:font-style-complex="italic"/>
    </style:style>
    <style:style style:name="T98" style:family="text">
      <style:text-properties fo:font-style="italic" officeooo:rsid="019d267a" style:font-style-asian="italic" style:font-style-complex="italic"/>
    </style:style>
    <style:style style:name="T99" style:family="text">
      <style:text-properties fo:font-style="italic" officeooo:rsid="033ced59" style:font-style-asian="italic" style:font-style-complex="italic"/>
    </style:style>
    <style:style style:name="T10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1" style:family="text">
      <style:text-properties fo:font-style="italic" fo:font-weight="bold" officeooo:rsid="001f5648" style:font-style-asian="italic" style:font-weight-asian="bold" style:font-style-complex="italic" style:font-weight-complex="bold"/>
    </style:style>
    <style:style style:name="T102" style:family="text">
      <style:text-properties fo:font-style="italic" fo:font-weight="bold" officeooo:rsid="001d4931" style:font-style-asian="italic" style:font-weight-asian="bold" style:font-style-complex="italic" style:font-weight-complex="bold"/>
    </style:style>
    <style:style style:name="T103" style:family="text">
      <style:text-properties fo:font-style="italic" fo:font-weight="bold" officeooo:rsid="019d267a" style:font-style-asian="italic" style:font-weight-asian="bold" style:font-style-complex="italic" style:font-weight-complex="bold"/>
    </style:style>
    <style:style style:name="T104" style:family="text">
      <style:text-properties fo:font-style="italic" fo:font-weight="bold" officeooo:rsid="00d97449" style:font-style-asian="italic" style:font-weight-asian="bold" style:font-style-complex="italic" style:font-weight-complex="bold"/>
    </style:style>
    <style:style style:name="T105" style:family="text">
      <style:text-properties fo:font-style="italic" fo:font-weight="bold" officeooo:rsid="0041d0df" style:font-style-asian="italic" style:font-weight-asian="bold" style:font-style-complex="italic" style:font-weight-complex="bold"/>
    </style:style>
    <style:style style:name="T10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7" style:family="text">
      <style:text-properties fo:font-style="italic" fo:font-weight="normal" officeooo:rsid="012bdb8d" style:font-style-asian="italic" style:font-weight-asian="normal" style:font-style-complex="italic" style:font-weight-complex="normal"/>
    </style:style>
    <style:style style:name="T108" style:family="text">
      <style:text-properties officeooo:rsid="011f7320"/>
    </style:style>
    <style:style style:name="T109" style:family="text">
      <style:text-properties officeooo:rsid="013b731f"/>
    </style:style>
    <style:style style:name="T110" style:family="text">
      <style:text-properties officeooo:rsid="0161adce"/>
    </style:style>
    <style:style style:name="T111" style:family="text">
      <style:text-properties officeooo:rsid="0176434f"/>
    </style:style>
    <style:style style:name="T112" style:family="text">
      <style:text-properties fo:font-style="normal" officeooo:rsid="0135bbc4" style:font-style-asian="normal" style:font-style-complex="normal"/>
    </style:style>
    <style:style style:name="T113" style:family="text">
      <style:text-properties fo:font-style="normal" officeooo:rsid="015e783d" style:font-style-asian="normal" style:font-style-complex="normal"/>
    </style:style>
    <style:style style:name="T114" style:family="text">
      <style:text-properties fo:font-style="normal" officeooo:rsid="00d97449" style:font-style-asian="normal" style:font-style-complex="normal"/>
    </style:style>
    <style:style style:name="T115" style:family="text">
      <style:text-properties fo:font-style="normal" fo:font-weight="bold" officeooo:rsid="0135bbc4" style:font-style-asian="normal" style:font-weight-asian="bold" style:font-style-complex="normal" style:font-weight-complex="bold"/>
    </style:style>
    <style:style style:name="T116" style:family="text">
      <style:text-properties fo:font-style="normal" fo:font-weight="bold" officeooo:rsid="01891033" style:font-style-asian="normal" style:font-weight-asian="bold" style:font-style-complex="normal" style:font-weight-complex="bold"/>
    </style:style>
    <style:style style:name="T117" style:family="text">
      <style:text-properties officeooo:rsid="01891033"/>
    </style:style>
    <style:style style:name="T118" style:family="text">
      <style:text-properties officeooo:rsid="01b24834"/>
    </style:style>
    <style:style style:name="T119" style:family="text">
      <style:text-properties officeooo:rsid="01b255e7"/>
    </style:style>
    <style:style style:name="T120" style:family="text">
      <style:text-properties officeooo:rsid="020901cb"/>
    </style:style>
    <style:style style:name="T121" style:family="text">
      <style:text-properties officeooo:rsid="020c3c35"/>
    </style:style>
    <style:style style:name="T122" style:family="text">
      <style:text-properties fo:color="#ff3333" fo:font-style="italic" fo:font-weight="bold" style:font-style-asian="italic" style:font-weight-asian="bold" style:font-style-complex="italic" style:font-weight-complex="bold"/>
    </style:style>
    <style:style style:name="T123" style:family="text">
      <style:text-properties fo:color="#ff3333" fo:font-style="italic" fo:font-weight="bold" officeooo:rsid="021a4f8c" style:font-style-asian="italic" style:font-weight-asian="bold" style:font-style-complex="italic" style:font-weight-complex="bold"/>
    </style:style>
    <style:style style:name="T124" style:family="text">
      <style:text-properties fo:color="#ff3333" fo:font-style="italic" fo:font-weight="bold" officeooo:rsid="019d267a" style:font-style-asian="italic" style:font-weight-asian="bold" style:font-style-complex="italic" style:font-weight-complex="bold"/>
    </style:style>
    <style:style style:name="T125" style:family="text">
      <style:text-properties fo:color="#ff3333" fo:font-style="italic" fo:font-weight="bold" officeooo:rsid="01a0f8f8" style:font-style-asian="italic" style:font-weight-asian="bold" style:font-style-complex="italic" style:font-weight-complex="bold"/>
    </style:style>
    <style:style style:name="T126" style:family="text">
      <style:text-properties fo:color="#ff3333" fo:font-style="italic" fo:font-weight="bold" officeooo:rsid="01ac9d3b" style:font-style-asian="italic" style:font-weight-asian="bold" style:font-style-complex="italic" style:font-weight-complex="bold"/>
    </style:style>
    <style:style style:name="T127" style:family="text">
      <style:text-properties officeooo:rsid="02221e48"/>
    </style:style>
    <style:style style:name="T128" style:family="text">
      <style:text-properties fo:color="#00ccff"/>
    </style:style>
    <style:style style:name="T129" style:family="text">
      <style:text-properties fo:color="#00ccff" style:font-name="Nimbus Sans L" fo:language="en" fo:country="GB" fo:font-weight="bold" style:font-weight-asian="bold" style:font-weight-complex="bold"/>
    </style:style>
    <style:style style:name="T130" style:family="text">
      <style:text-properties fo:color="#00ccff" fo:font-weight="bold" style:font-weight-asian="bold" style:font-weight-complex="bold"/>
    </style:style>
    <style:style style:name="T131" style:family="text">
      <style:text-properties fo:color="#00ccff" officeooo:rsid="0355a17a"/>
    </style:style>
    <style:style style:name="T132" style:family="text">
      <style:text-properties fo:color="#00ccff" officeooo:rsid="03597d24"/>
    </style:style>
    <style:style style:name="T133" style:family="text">
      <style:text-properties fo:color="#ff6600" style:font-name="Nimbus Sans L" fo:language="en" fo:country="GB" fo:font-weight="bold" officeooo:rsid="01038628" style:font-weight-asian="bold" style:font-weight-complex="bold"/>
    </style:style>
    <style:style style:name="T134" style:family="text">
      <style:text-properties fo:color="#ff6600" style:font-name="Nimbus Sans L" fo:language="en" fo:country="GB" fo:font-weight="bold" officeooo:rsid="01503bdb" style:font-weight-asian="bold" style:font-weight-complex="bold"/>
    </style:style>
    <style:style style:name="T135" style:family="text">
      <style:text-properties officeooo:rsid="028f92a8"/>
    </style:style>
    <style:style style:name="T136" style:family="text">
      <style:text-properties officeooo:rsid="02a45db4"/>
    </style:style>
    <style:style style:name="T137" style:family="text">
      <style:text-properties officeooo:rsid="02a51999"/>
    </style:style>
    <style:style style:name="T138" style:family="text">
      <style:text-properties officeooo:rsid="02e629f4"/>
    </style:style>
    <style:style style:name="T139" style:family="text">
      <style:text-properties officeooo:rsid="02ed5e2d"/>
    </style:style>
    <style:style style:name="T140" style:family="text">
      <style:text-properties fo:color="#000000" style:font-name="Nimbus Sans L" fo:language="en" fo:country="GB" fo:font-weight="normal" officeooo:rsid="02b17e2f" style:font-weight-asian="normal" style:font-weight-complex="normal"/>
    </style:style>
    <style:style style:name="T141" style:family="text">
      <style:text-properties fo:color="#000000" style:font-name="Nimbus Sans L" fo:language="en" fo:country="GB" officeooo:rsid="02b17e2f"/>
    </style:style>
    <style:style style:name="T142" style:family="text">
      <style:text-properties fo:color="#000000" style:font-name="Nimbus Sans L" fo:language="en" fo:country="GB" officeooo:rsid="02df83a5"/>
    </style:style>
    <style:style style:name="T143" style:family="text">
      <style:text-properties fo:color="#000000" style:font-name="Nimbus Sans L" fo:language="en" fo:country="GB" officeooo:rsid="02e1420e"/>
    </style:style>
    <style:style style:name="T144" style:family="text">
      <style:text-properties fo:color="#000000" style:font-name="Nimbus Sans L" fo:language="en" fo:country="GB" officeooo:rsid="02bd7588"/>
    </style:style>
    <style:style style:name="T145" style:family="text">
      <style:text-properties fo:color="#ff3300" fo:font-weight="bold" style:font-weight-asian="bold" style:font-weight-complex="bold"/>
    </style:style>
    <style:style style:name="T146" style:family="text">
      <style:text-properties officeooo:rsid="03445bf3"/>
    </style:style>
    <style:style style:name="T147" style:family="text">
      <style:text-properties officeooo:rsid="0355a17a"/>
    </style:style>
    <style:style style:name="T148" style:family="text">
      <style:text-properties fo:color="#ff0000" style:font-name="Nimbus Sans L" fo:language="en" fo:country="GB" fo:font-weight="bold" style:font-weight-asian="bold" style:font-weight-complex="bold"/>
    </style:style>
    <style:style style:name="T149" style:family="text">
      <style:text-properties officeooo:rsid="036e1b7e"/>
    </style:style>
    <style:style style:name="T150" style:family="text">
      <style:text-properties officeooo:rsid="037005ac"/>
    </style:style>
    <style:style style:name="T151" style:family="text">
      <style:text-properties officeooo:rsid="03748dc7"/>
    </style:style>
    <style:style style:name="T152" style:family="text">
      <style:text-properties officeooo:rsid="03797075"/>
    </style:style>
    <style:style style:name="T153" style:family="text">
      <style:text-properties officeooo:rsid="037de5f3"/>
    </style:style>
    <style:style style:name="T154" style:family="text">
      <style:text-properties officeooo:rsid="038033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Or, what are the reasons for coming to the decision that you have? </text:p>
      <text:h text:style-name="P66" text:outline-level="3"><text:span text:style-name="T99">That is, what is your check-list or criteria for the decision.</text:span></text:h>
      <text:h text:style-name="P65" text:outline-level="3">Best outcome for me<text:span text:style-name="T106">, </text:span><text:span text:style-name="T107">please explain to me why these options were not possible</text:span>:</text:h>
      <text:list xml:id="list3598837706978637466" text:style-name="L1">
        <text:list-item>
          <text:p text:style-name="P1"><text:span text:style-name="T10">Marks carried</text:span><text:span text:style-name="T28"> over for quizzes</text:span><text:span text:style-name="T57"> </text:span><text:span text:style-name="T28">and first </text:span><text:span text:style-name="T56">and </text:span><text:span text:style-name="T58">second </text:span><text:span text:style-name="T28">assignment </text:span><text:span text:style-name="T29">and two peer reviews.</text:span></text:p>
        </text:list-item>
        <text:list-item>
          <text:p text:style-name="P7"><text:span text:style-name="T72">Hand in my pending assignments</text:span>, <text:span text:style-name="T2">assignment 3, one peer review as assignment 4 and assignment 5, in the summer session or at the beginning for autumn 2018, or when they are done.</text:span></text:p>
          <text:list>
            <text:list-item>
              <text:p text:style-name="P35">Questions to be as for autumn 2017.</text:p>
            </text:list-item>
          </text:list>
        </text:list-item>
        <text:list-item>
          <text:p text:style-name="P8"><text:span text:style-name="T72">Not to attend classes,</text:span> that is, lectures and tutorials; given I have already attended all lectures and tutorials. <text:s/>In addition, I have already completed all tutorial questions, <text:span text:style-name="T100">I can show you all the worked tutorial questions if you like.</text:span></text:p>
        </text:list-item>
      </text:list>
      <text:p text:style-name="P37"/>
      <text:p text:style-name="P54">Arguments <text:span text:style-name="T3">supporting</text:span> this:</text:p>
      <text:p text:style-name="P54"/>
      <text:p text:style-name="P55"><text:span text:style-name="T120">Scenario</text:span> One, <text:span text:style-name="T136">not doing the subject again</text:span>:</text:p>
      <text:list xml:id="list3128849080965835464" text:style-name="L2">
        <text:list-item>
          <text:p text:style-name="P9"><text:span text:style-name="T101">M</text:span><text:span text:style-name="T100">aking me repeat the subject with the </text:span><text:span text:style-name="T122">same timeline</text:span><text:span text:style-name="T100"> for handing in </text:span><text:span text:style-name="T123">new </text:span><text:span text:style-name="T122">assignments</text:span><text:span text:style-name="T100"> will just generate the same </text:span><text:span text:style-name="T102">outcome.</text:span><text:span text:style-name="T4"> <text:s/>The anxiety issues will not be resolved in time, this assessment is supported by my clinical physiologist, Dr Louise Johnston. <text:s/>It appears to me that you have </text:span><text:span text:style-name="T101">not factored in the advice of my psychologist,</text:span><text:span text:style-name="T5"> the best person to judge.</text:span></text:p>
          <text:list>
            <text:list-item>
              <text:p text:style-name="P10">To perhaps <text:span text:style-name="T72">avoid these negative outcomes:</text:span></text:p>
              <text:list>
                <text:list-item>
                  <text:p text:style-name="P11">I would need to be given <text:span text:style-name="T72">more time to complete them</text:span><text:span text:style-name="T73">(probably a week </text:span><text:span text:style-name="T74">for each assignment</text:span><text:span text:style-name="T73">)</text:span> <text:span text:style-name="T108">in a</text:span>ddition to the time specified in the subject outline, at a minimum, <text:span text:style-name="T72">but in practice </text:span>this probably wouldn’t work given only three weeks between semester.</text:p>
                </text:list-item>
                <text:list-item>
                  <text:p text:style-name="P12">During <text:span text:style-name="T72">autumn 2017</text:span> <text:span text:style-name="T1">the </text:span><text:span text:style-name="T75">timeline for handing in assignments did not follow the subject outline</text:span><text:span text:style-name="T1">, assignment 3 and assignment 5 were given a week late. <text:s/>Can I have some assurance that this will not happen again.</text:span></text:p>
                </text:list-item>
                <text:list-item>
                  <text:p text:style-name="P48"><text:span text:style-name="T128">One simple </text:span><text:span text:style-name="T131">example </text:span><text:span text:style-name="T132">gives you an idea of </text:span><text:span text:style-name="T131">how bad my anxiety is:</text:span><text:span text:style-name="T147"> </text:span>For the final ROS/OpenCV assignment <text:span text:style-name="T146">I have now completed one particular task in &lt;20min where I had spent a few hours over a few days to sort out during semester, and didn’t even solve the problem during semester.</text:span></text:p>
                  <text:p text:style-name="P36"/>
                </text:list-item>
              </text:list>
            </text:list-item>
          </text:list>
        </text:list-item>
        <text:list-item>
          <text:p text:style-name="P51"><text:span text:style-name="T129">Refuting arguments </text:span><text:span text:style-name="T27">that UTS </text:span><text:span text:style-name="T30">faculty staff may have against my arguments:</text:span></text:p>
        </text:list-item>
      </text:list>
      <text:list xml:id="list4041089887466887190" text:style-name="L3">
        <text:list-item>
          <text:p text:style-name="P2"><text:span text:style-name="T31">I </text:span><text:span text:style-name="T32">would be more familiar with the work the </text:span><text:span text:style-name="T133">second time round</text:span><text:span text:style-name="T11"> </text:span><text:span text:style-name="T32">so my poor mental heath </text:span><text:span text:style-name="T33">situation</text:span><text:span text:style-name="T32"> and </text:span><text:span text:style-name="T12">anxiety</text:span><text:span text:style-name="T11"> will be reduced. <text:s/></text:span></text:p>
          <text:list>
            <text:list-item>
              <text:p text:style-name="P4"><text:span text:style-name="T34">Real improvement in </text:span><text:span text:style-name="T13">anxiety improvement may be years away</text:span><text:span text:style-name="T32">, </text:span><text:span text:style-name="T34">and this </text:span><text:span text:style-name="T35">small </text:span><text:span text:style-name="T36">relief</text:span><text:span text:style-name="T35"> </text:span><text:span text:style-name="T13">may not be enough anyhow.</text:span></text:p>
            </text:list-item>
            <text:list-item>
              <text:p text:style-name="P5"><text:span text:style-name="T14">On </text:span><text:span text:style-name="T15">who’s</text:span><text:span text:style-name="T14"> advice</text:span><text:span text:style-name="T59"> has this judgement been made. <text:s/></text:span></text:p>
              <text:list>
                <text:list-item>
                  <text:p text:style-name="P6"><text:span text:style-name="T60">I </text:span><text:span text:style-name="T61">believe</text:span><text:span text:style-name="T8"> </text:span><text:span text:style-name="T62">UTS </text:span><text:span text:style-name="T63">student</text:span><text:span text:style-name="T62"> services and faculty staff </text:span><text:span text:style-name="T8">are </text:span><text:span text:style-name="T9">not </text:span><text:span text:style-name="T16">qualified</text:span><text:span text:style-name="T9"> to make this judgement call</text:span><text:span text:style-name="T8">, </text:span><text:span text:style-name="T65">my </text:span><text:span text:style-name="T66">psychologist</text:span><text:span text:style-name="T65"> </text:span><text:span text:style-name="T67">and I don’t want to tack this chance</text:span></text:p>
                </text:list-item>
              </text:list>
              <text:p text:style-name="P38"/>
            </text:list-item>
            <text:list-item>
              <text:p text:style-name="P38">Aside:</text:p>
              <text:list>
                <text:list-item>
                  <text:p text:style-name="P3"><text:span text:style-name="T37">In </text:span><text:span text:style-name="T38">addition, </text:span><text:span text:style-name="T17">p</text:span><text:span text:style-name="T18">oor</text:span><text:span text:style-name="T39"> </text:span><text:span text:style-name="T68">mental</text:span><text:span text:style-name="T39"> </text:span><text:span text:style-name="T18">health</text:span><text:span text:style-name="T39"> that </text:span><text:span text:style-name="T18">could occur,</text:span><text:span text:style-name="T39"> </text:span><text:span text:style-name="T40">can render me completely </text:span><text:span text:style-name="T19">dysfunctional</text:span><text:span text:style-name="T40">, thus</text:span><text:span text:style-name="T19"> unable to do any type of uni work</text:span><text:span text:style-name="T40"> </text:span><text:span text:style-name="T41">for an </text:span><text:span text:style-name="T134">indeterminate number of days, weeks or months, possibly even years</text:span><text:span text:style-name="T41">. <text:s/></text:span><text:span text:style-name="T42">This may require </text:span><text:span text:style-name="T20">different </text:span><text:span text:style-name="T21">accommodations</text:span><text:span text:style-name="T42"> than the current.</text:span></text:p>
                </text:list-item>
              </text:list>
            </text:list-item>
          </text:list>
        </text:list-item>
      </text:list>
      <text:p text:style-name="P31"/>
      <text:p text:style-name="P40"/>
      <text:p text:style-name="P50">S<text:span text:style-name="T121">cenario</text:span> Two, <text:span text:style-name="T137">doing the subject again</text:span>:</text:p>
      <text:p text:style-name="P40"/>
      <text:list xml:id="list215804811404454" text:continue-list="list3128849080965835464" text:style-name="L2">
        <text:list-item>
          <text:p text:style-name="P13"><text:span text:style-name="T72">Degree of difficulty in assignments, </text:span><text:span text:style-name="T103">as</text:span><text:span text:style-name="T98"> </text:span><text:span text:style-name="T124">questions </text:span><text:span text:style-name="T125">change </text:span><text:span text:style-name="T126">minimally</text:span><text:span text:style-name="T98">,</text:span> for autumn 2018:</text:p>
          <text:list>
            <text:list-item>
              <text:p text:style-name="P13"><text:span text:style-name="T118">So why do you need to </text:span><text:span text:style-name="T81">change the questions for me</text:span><text:span text:style-name="T118">?</text:span></text:p>
              <text:list>
                <text:list-item>
                  <text:p text:style-name="P14"><text:span text:style-name="T135">Not changing them will </text:span>give me some extra time in the holidays to do them, helping to reduce the anxiety.</text:p>
                </text:list-item>
              </text:list>
            </text:list-item>
            <text:list-item>
              <text:p text:style-name="P13"><text:span text:style-name="T119">So why do I have to do </text:span><text:span text:style-name="T116">assignment two</text:span><text:span text:style-name="T117"> again, as I have already submitted it?</text:span></text:p>
              <text:p text:style-name="P57"/>
            </text:list-item>
          </text:list>
        </text:list-item>
        <text:list-item>
          <text:p text:style-name="P52"><text:span text:style-name="T130">Refuting arguments </text:span>that UTS <text:span text:style-name="T7">faculty staff may have against my arguments:</text:span></text:p>
          <text:p text:style-name="P52"/>
          <text:list>
            <text:list-item>
              <text:p text:style-name="P63"><text:span text:style-name="T7">If this is done to maintain the</text:span><text:span text:style-name="T80"> reputation of UTS graduates, </text:span><text:span text:style-name="T127">so assignments cant be copied from one year to the next. <text:s/></text:span><text:span text:style-name="T114">I</text:span><text:span text:style-name="T96"> would argue that </text:span><text:span text:style-name="T104">you are punishing me for the actions of stupid graduates</text:span><text:span text:style-name="T96">, ones that won’t last in industry more than five seconds anyhow. </text:span></text:p>
            </text:list-item>
            <text:list-item>
              <text:p text:style-name="P60"><text:span text:style-name="T43">You will always </text:span><text:span text:style-name="T22">get your good and your bad</text:span><text:span text:style-name="T44"> students.</text:span></text:p>
              <text:list>
                <text:list-item>
                  <text:p text:style-name="P60"><text:span text:style-name="T44">State </text:span><text:span text:style-name="T22">why I came to UTS</text:span><text:span text:style-name="T44">, basically the good UTS engineering students working with us. </text:span></text:p>
                  <text:p text:style-name="P59"/>
                </text:list-item>
              </text:list>
            </text:list-item>
            <text:list-item>
              <text:p text:style-name="P61"><text:span text:style-name="T140">Questions changing minimally,</text:span><text:span text:style-name="T141"> </text:span><text:span text:style-name="T142">as </text:span><text:span text:style-name="T143">otherwise</text:span><text:span text:style-name="T144">,</text:span><text:span text:style-name="T45"> </text:span><text:span text:style-name="T69">I</text:span><text:span text:style-name="T46"> would have an </text:span><text:span text:style-name="T70">unfair advantage</text:span><text:span text:style-name="T47"> time wise to other students doing the subject:</text:span></text:p>
              <text:list>
                <text:list-item>
                  <text:p text:style-name="P62"><text:span text:style-name="T64">M</text:span><text:span text:style-name="T62">inimal changes will not achieve this,</text:span><text:span text:style-name="T27"> </text:span><text:span text:style-name="T48">as I can do </text:span><text:span text:style-name="T49">the bulk of the assignments </text:span><text:span text:style-name="T48">in holidays, </text:span><text:span text:style-name="T50">so </text:span><text:span text:style-name="T51">why bother, </text:span><text:span text:style-name="T50">leave </text:span><text:span text:style-name="T71">them the same for me.</text:span></text:p>
                </text:list-item>
              </text:list>
              <text:p text:style-name="P58"/>
            </text:list-item>
          </text:list>
        </text:list-item>
      </text:list>
      <text:list xml:id="list215804212605493" text:continue-list="list4041089887466887190" text:style-name="L3">
        <text:list-item>
          <text:list>
            <text:list-item>
              <text:list>
                <text:list-header>
                  <text:p text:style-name="P15"/>
                </text:list-header>
              </text:list>
            </text:list-item>
          </text:list>
        </text:list-item>
      </text:list>
      <text:p text:style-name="P41">All Scenario’s:</text:p>
      <text:p text:style-name="P32"/>
      <text:list xml:id="list215803741659817" text:continue-list="list215804811404454" text:style-name="L2">
        <text:list-item>
          <text:p text:style-name="P16"><text:span text:style-name="T72">Jack Crane</text:span> from student services severely compounded <text:span text:style-name="T6">my anxiety during the semester, </text:span><text:span text:style-name="T97">so </text:span><text:span text:style-name="T105">why don’t I get some special circumstances consideration for this.</text:span><text:span text:style-name="T82"> </text:span></text:p>
          <text:list>
            <text:list-item>
              <text:p text:style-name="P17">There was an immediate affect on my <text:span text:style-name="T72">motivation</text:span> for the subject and of course <text:span text:style-name="T72">increased anxiety</text:span>. <text:s/></text:p>
            </text:list-item>
            <text:list-item>
              <text:p text:style-name="P18"><text:span text:style-name="T6">Let alone the </text:span><text:span text:style-name="T82">damage to my reputation</text:span><text:span text:style-name="T6"> and ability to do a phd at uts(who’s going to touch me now in the robot department for a phd).</text:span></text:p>
            </text:list-item>
          </text:list>
        </text:list-item>
      </text:list>
      <text:p text:style-name="P39"/>
      <text:p text:style-name="P29"><text:span text:style-name="T72"/></text:p>
      <text:p text:style-name="P46"><text:span text:style-name="T83">Update on my</text:span><text:span text:style-name="T138"> </text:span><text:span text:style-name="T84">current</text:span><text:span text:style-name="T139"> mental </text:span><text:span text:style-name="T85">health</text:span><text:span text:style-name="T139"> </text:span><text:span text:style-name="T85">situation:</text:span></text:p>
      <text:p text:style-name="P47"/>
      <text:list xml:id="list3087225722205525474" text:style-name="L4">
        <text:list-item>
          <text:p text:style-name="P43"><text:span text:style-name="T52">It</text:span><text:span text:style-name="T53"> has not given me </text:span><text:span text:style-name="T54">much </text:span><text:span text:style-name="T53">this extra time </text:span><text:span text:style-name="T54">to do the assignments.</text:span><text:span text:style-name="T53"> <text:s/>Rendering me </text:span><text:span text:style-name="T23">b</text:span><text:span text:style-name="T24">arley functional, thus unable to do uni work for weeks </text:span><text:span text:style-name="T25">and months </text:span><text:span text:style-name="T24">at a time.</text:span></text:p>
          <text:p text:style-name="P43"><text:span text:style-name="T24"/></text:p>
        </text:list-item>
        <text:list-item>
          <text:p text:style-name="P44"><text:span text:style-name="T24">K</text:span><text:span text:style-name="T9">idney function is bad, </text:span><text:span text:style-name="T26">this means meds changes and this will probably c</text:span><text:span text:style-name="T9">ause me not to be able to do </text:span><text:span text:style-name="T148">subjects next semester.</text:span></text:p>
        </text:list-item>
      </text:list>
      <text:p text:style-name="P45"><text:span text:style-name="T148"/></text:p>
      <text:p text:style-name="P45"><text:span text:style-name="T148"/></text:p>
      <text:p text:style-name="P49"><text:span text:style-name="T72">Dr Peter </text:span><text:span text:style-name="T89">McLean</text:span><text:span text:style-name="T72">, talk to to reinstate ‘P</text:span><text:span text:style-name="T86">rogramming for Mechatronic Systems’ </text:span><text:span text:style-name="T72">and ‘Embedded Software’ Subjects </text:span><text:span text:style-name="T87">in my study plan </text:span><text:span text:style-name="T88">as part of </text:span><text:span text:style-name="T72">my ‘Masters in Engineering, </text:span><text:span text:style-name="T90">Major </text:span><text:span text:style-name="T72">in Computer Control’.</text:span></text:p>
      <text:p text:style-name="P49"><text:span text:style-name="T72"/></text:p>
      <text:p text:style-name="P64">Other things that I would like to change in the subject:</text:p>
      <text:p text:style-name="P53">To not use the <text:span text:style-name="T72">Lena</text:span> image for image processing examples during the subject.</text:p>
      <text:list xml:id="list7739758274121852124" text:style-name="L5">
        <text:list-item>
          <text:p text:style-name="P19">In this day and it is not acceptable, there should be other images that you can use. </text:p>
          <text:list>
            <text:list-item>
              <text:p text:style-name="P21"><text:span text:style-name="T94">H</text:span>ave you seen the <text:span text:style-name="T72">full length Lena image</text:span>, totally inappropriate?</text:p>
            </text:list-item>
            <text:list-item>
              <text:p text:style-name="P20">When I was <text:span text:style-name="T72">20 something</text:span> I didn’t say anything about these things.</text:p>
            </text:list-item>
            <text:list-item>
              <text:p text:style-name="P22">For instance, the posters of <text:span text:style-name="T72">women in bikini’s</text:span> trying to sell drills...etc in the Parkes <text:span text:style-name="T149">R</text:span>adio <text:span text:style-name="T150">T</text:span>elescope tea room.</text:p>
            </text:list-item>
            <text:list-item>
              <text:p text:style-name="P23"><text:span text:style-name="T95">Let alone the </text:span><text:span text:style-name="T76">naked calendar photos</text:span><text:span text:style-name="T95"> of women in the rooms of the tradesmen.</text:span></text:p>
              <text:p text:style-name="P23"/>
            </text:list-item>
          </text:list>
        </text:list-item>
        <text:list-item>
          <text:p text:style-name="P24"><text:span text:style-name="T95">In my humble opinion, </text:span><text:span text:style-name="T76">remove the quizzes and first assignment</text:span><text:span text:style-name="T95"> to give students a better chance to complete the more important, long term useful, assignments.</text:span></text:p>
          <text:list>
            <text:list-item>
              <text:p text:style-name="P24"><text:span text:style-name="T78">Quizzes</text:span><text:span text:style-name="T110">:</text:span></text:p>
              <text:list>
                <text:list-item>
                  <text:p text:style-name="P24"><text:span text:style-name="T112">Doing all the </text:span><text:span text:style-name="T115">worked examples for the quizzes</text:span><text:span text:style-name="T112"> took more than a couple of hours, </text:span><text:span text:style-name="T113">have you tried </text:span><text:span text:style-name="T112">them yourself?</text:span></text:p>
                </text:list-item>
                <text:list-item>
                  <text:p text:style-name="P25">They were of little benefit in the outcomes of the subject, I did almost all of them. Only ones on STL containers and use of references in c++ were referred to later during assignment and tutorial work.</text:p>
                </text:list-item>
                <text:list-item>
                  <text:p text:style-name="P26"><text:span text:style-name="T77">A</text:span><text:span text:style-name="T72">ssignment one:</text:span></text:p>
                  <text:list>
                    <text:list-item>
                      <text:p text:style-name="P26"><text:span text:style-name="T111">I</text:span>s pointless, <text:span text:style-name="T109">it </text:span><text:span text:style-name="T79">achieves nothing much in the mastery of c++</text:span><text:span text:style-name="T109"> and only serves to stress the students out unnecessarily.</text:span></text:p>
                    </text:list-item>
                  </text:list>
                </text:list-item>
              </text:list>
            </text:list-item>
          </text:list>
          <text:p text:style-name="P27"/>
        </text:list-item>
        <text:list-item>
          <text:p text:style-name="P27">Will the subject change wrt tutorials/lectures combinations and timing.</text:p>
        </text:list-item>
      </text:list>
      <text:p text:style-name="P28"/>
      <text:p text:style-name="P30"/>
      <text:p text:style-name="P30"><text:span text:style-name="T145">My experience with Post Graduate vs Undergraduate subjects</text:span><text:span text:style-name="T72">,</text:span> <text:span text:style-name="T72">that may be useful to </text:span><text:span text:style-name="T92">consider</text:span><text:span text:style-name="T72">:</text:span></text:p>
      <text:list xml:id="list355196530147867343" text:style-name="L6">
        <text:list-item>
          <text:p text:style-name="P33">Post Graduate subjects required just one, or two or three <text:span text:style-name="T154">big </text:span>assignments <text:span text:style-name="T152">and not the constant assessment tasks of the Undergraduate subjects. <text:s/>Thus there was </text:span><text:span text:style-name="T91">more self directed assessment tasks</text:span><text:span text:style-name="T152"> in post graduate subjects.</text:span></text:p>
        </text:list-item>
        <text:list-item>
          <text:p text:style-name="P34">We could also <text:span text:style-name="T72">ask questions about our ass</text:span><text:span text:style-name="T93">ignments every week</text:span><text:span text:style-name="T153">.</text:span></text:p>
        </text:list-item>
        <text:list-item>
          <text:p text:style-name="P42">This simulated the more realistic work environment in indust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9:54:31.980192974</meta:creation-date>
    <dc:date>2017-11-21T21:58:03.170380655</dc:date>
    <meta:editing-duration>P3DT22H25M9S</meta:editing-duration>
    <meta:editing-cycles>409</meta:editing-cycles>
    <meta:generator>LibreOffice/5.1.6.2$Linux_X86_64 LibreOffice_project/10m0$Build-2</meta:generator>
    <meta:print-date>2017-11-21T21:48:41.288607156</meta:print-date>
    <meta:document-statistic meta:table-count="0" meta:image-count="0" meta:object-count="0" meta:page-count="3" meta:paragraph-count="68" meta:word-count="1148" meta:character-count="6399" meta:non-whitespace-character-count="5346"/>
  </office:meta>
</office:document-meta>
</file>